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12mm"/>
    </style:style>
    <style:style style:name="co2" style:family="table-column">
      <style:table-column-properties fo:break-before="auto" style:column-width="252.8mm"/>
    </style:style>
    <style:style style:name="co3" style:family="table-column">
      <style:table-column-properties fo:break-before="auto" style:column-width="237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Normal Lucene Search Results</text:p>
          </table:table-cell>
          <table:table-cell office:value-type="string" calcext:value-type="string">
            <text:p>PageRank Search Results</text:p>
          </table:table-cell>
        </table:table-row>
        <table:table-row table:style-name="ro1">
          <table:table-cell office:value-type="string" calcext:value-type="string">
            <text:p>Cannes</text:p>
          </table:table-cell>
          <table:table-cell office:value-type="string" calcext:value-type="string">
            <text:p>https://www.latimes.com/topic/cannes-film-festival</text:p>
          </table:table-cell>
          <table:table-cell office:value-type="string" calcext:value-type="string">
            <text:p>https://www.latimes.com/sitemap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entertainment/movies/la-et-mn-cannes-wrap-critics-conversation-20190526-story.html</text:p>
          </table:table-cell>
          <table:table-cell office:value-type="string" calcext:value-type="string">
            <text:p>https://www.latimes.com/espanol/entretenimiento/articulo/2019-10-04/por-fin-llega-joker-aqui-un-resumen-de-todo-el-drama-que-ha-provocado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entertainment/movies/moviesnow/la-et-mn-cannes-2015-winners-20150524-story.html</text:p>
          </table:table-cell>
          <table:table-cell office:value-type="string" calcext:value-type="string">
            <text:p>https://www.latimes.com/entertainment-arts/movies/story/2019-11-08/documentaries-apollo-11-the-cave-sea-of-shadows-honeyland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entertainment/movies/la-et-mn-cannes-film-festival-award-winners-20190525-story.html</text:p>
          </table:table-cell>
          <table:table-cell office:value-type="string" calcext:value-type="string">
            <text:p>https://www.latimes.com/lifestyle/gallery/chloe-sevignys-five-favorite-frock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entertainment/movies/la-et-mn-cannes-parasite-atlantics-awards-20190526-story.html</text:p>
          </table:table-cell>
          <table:table-cell office:value-type="string" calcext:value-type="string">
            <text:p>https://www.latimes.com/topic/film-festival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entertainment/movies/la-et-mn-cannes-once-upon-a-time-in-hollywood-20190522-story.html</text:p>
          </table:table-cell>
          <table:table-cell office:value-type="string" calcext:value-type="string">
            <text:p>https://www.latimes.com/topic/cannes-film-festival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entertainment/movies/la-ca-mn-cannes-genre-parasite-wild-goose-lake-tarantino-20190522-story.html</text:p>
          </table:table-cell>
          <table:table-cell office:value-type="string" calcext:value-type="string">
            <text:p>https://www.latimes.com/people/genaro-molina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entertainment/movies/la-et-mn-cannes-mektoub-my-love-intermezzo-abdellatif-kechiche-20190523-story.html</text:p>
          </table:table-cell>
          <table:table-cell office:value-type="string" calcext:value-type="string">
            <text:p>https://www.latimes.com/entertainment-arts/music/story/2019-11-06/whitney-houston-lesbian-relationship-robyn-crawford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entertainment/movies/la-et-mn-cannes-quentin-tarantino-once-upon-a-time-in-hollywood-20190521-story.html</text:p>
          </table:table-cell>
          <table:table-cell office:value-type="string" calcext:value-type="string">
            <text:p>https://www.latimes.com/entertainment-arts/movies/story/2019-10-31/apple-disney-hbomax-streaming-movi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entertainment/movies/la-et-mn-cannes-robert-eggers-the-lighthouse-robert-pattinson-20190524-story.html</text:p>
          </table:table-cell>
          <table:table-cell office:value-type="string" calcext:value-type="string">
            <text:p>https://www.latimes.com/opinion/story/2019-09-17/patt-morrison-dana-thomas-fast-fashion-environment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ngress</text:p>
          </table:table-cell>
          <table:table-cell office:value-type="string" calcext:value-type="string">
            <text:p>https://www.latimes.com/opinion/enterthefray/la-ol-new-york-rhode-island-congress-marijuana-20190116-story.html?_amp=true</text:p>
          </table:table-cell>
          <table:table-cell office:value-type="string" calcext:value-type="string">
            <text:p>https://www.latimes.com/opinion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10-28/jerry-brown-to-testify-to-congress-rebutting-trumps-criticism-of-california?_amp=true</text:p>
          </table:table-cell>
          <table:table-cell office:value-type="string" calcext:value-type="string">
            <text:p>https://www.latimes.com/espanol/politica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la-na-pol-congress-sexual-harassment-20181212-story.html</text:p>
          </table:table-cell>
          <table:table-cell office:value-type="string" calcext:value-type="string">
            <text:p>https://www.latimes.com/politics/story/2019-11-08/michael-bloomberg-files-papers-for-2020-democratic-presidential-primary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la-pol-ca-richest-california-lawmakers-20180305-story.html?_amp=true</text:p>
          </table:table-cell>
          <table:table-cell office:value-type="string" calcext:value-type="string">
            <text:p>https://www.latimes.com/opinion/story/2019-11-09/facebook-twitter-political-ads-li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09-09/congress-gun-control-government-shutdown?_amp=true</text:p>
          </table:table-cell>
          <table:table-cell office:value-type="string" calcext:value-type="string">
            <text:p>https://www.latimes.com/politics/story/2019-11-08/elizabeth-warren-used-bare-knuckle-tactics-to-take-down-an-obama-nomine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opinion/story/2019-10-16/democratic-debate-trump-congress-executive-action?_amp=true</text:p>
          </table:table-cell>
          <table:table-cell office:value-type="string" calcext:value-type="string">
            <text:p>https://www.latimes.com/opinion/story/2019-11-09/devin-nunes-impeachment-witness-list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10-14/trump-ukraine-aid-congress-impeachment?_amp=true</text:p>
          </table:table-cell>
          <table:table-cell office:value-type="string" calcext:value-type="string">
            <text:p>https://www.latimes.com/politics/story/2019-11-08/steve-bannon-roger-stone-trump-campaign-wikileak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la-na-pol-congress-bioweapons-detection-system-20190414-story.html?_amp=true</text:p>
          </table:table-cell>
          <table:table-cell office:value-type="string" calcext:value-type="string">
            <text:p>https://www.latimes.com/environment/story/2019-11-08/eastern-sierra-towns-recreation-tourism-forest-servic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la-na-pol-congress-mueller-pressure-impeachment-20190529-story.html</text:p>
          </table:table-cell>
          <table:table-cell office:value-type="string" calcext:value-type="string">
            <text:p>https://www.latimes.com/opinion/story/2019-11-08/impeachment-trump-republicans-toomey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la-pol-ca-richest-in-congress-darrell-issa-story.html</text:p>
          </table:table-cell>
          <table:table-cell office:value-type="string" calcext:value-type="string">
            <text:p>https://www.latimes.com/politics/story/2019-11-08/alexander-vindman-fiona-hill-impeachment-transcripts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mocrats</text:p>
          </table:table-cell>
          <table:table-cell office:value-type="string" calcext:value-type="string">
            <text:p>https://www.latimes.com/politics/story/2019-11-07/house-democrats-subpoena-mick-mulvaney-in-impeachment-probe?_amp=true</text:p>
          </table:table-cell>
          <table:table-cell office:value-type="string" calcext:value-type="string">
            <text:p>https://www.latimes.com/california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opinion/story/2019-11-05/impeachment-donald-trump-democrats-political-cost-elections?_amp=true</text:p>
          </table:table-cell>
          <table:table-cell office:value-type="string" calcext:value-type="string">
            <text:p>https://www.latimes.com/opinion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11-03/iowa-democrats-candidate-beat-trump?_amp=true</text:p>
          </table:table-cell>
          <table:table-cell office:value-type="string" calcext:value-type="string">
            <text:p>https://www.latimes.com/politic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10-17/democrats-quick-impeachment-timing-complicated?_amp=true</text:p>
          </table:table-cell>
          <table:table-cell office:value-type="string" calcext:value-type="string">
            <text:p>https://www.latimes.com/politics/story/2019-11-08/michael-bloomberg-files-papers-for-2020-democratic-presidential-primary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10-08/impeachment-trump-democrats-whistleblower-identity-testimony?_amp=true</text:p>
          </table:table-cell>
          <table:table-cell office:value-type="string" calcext:value-type="string">
            <text:p>https://www.latimes.com/politics/story/2019-11-08/democratic-primary-debate-moves-from-ucla-to-loyola-marymount-university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09-24/democrats-and-pelosi-appear-close-to-tipping-point-on-impeachment?_amp=true</text:p>
          </table:table-cell>
          <table:table-cell office:value-type="string" calcext:value-type="string">
            <text:p>https://www.latimes.com/politics/story/2019-11-08/elizabeth-warren-used-bare-knuckle-tactics-to-take-down-an-obama-nomine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09-29/trump-allies-and-democrats-reveal-the-deep-divisions-over-impeachment-inquiry?_amp=true</text:p>
          </table:table-cell>
          <table:table-cell office:value-type="string" calcext:value-type="string">
            <text:p>https://www.latimes.com/opinion/story/2019-11-09/elizabeth-warren-trump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08-01/assignment-post-debate-health-care-analysis-new-story?_amp=true</text:p>
          </table:table-cell>
          <table:table-cell office:value-type="string" calcext:value-type="string">
            <text:p>https://www.latimes.com/opinion/story/2019-11-09/devin-nunes-impeachment-witness-list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nation/ct-democrats-economic-plan-20170824-story.html</text:p>
          </table:table-cell>
          <table:table-cell office:value-type="string" calcext:value-type="string">
            <text:p>https://www.latimes.com/politics/story/2019-11-08/steve-bannon-roger-stone-trump-campaign-wikileak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california/story/2019-10-21/california-independent-voters-can-cast-ballots-for-democrats-not-trump-march-2020-primary?_amp=true</text:p>
          </table:table-cell>
          <table:table-cell office:value-type="string" calcext:value-type="string">
            <text:p>https://www.latimes.com/opinion/story/2019-11-08/impeachment-trump-republicans-toomey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atriot Movement</text:p>
          </table:table-cell>
          <table:table-cell office:value-type="string" calcext:value-type="string">
            <text:p>https://www.latimes.com/entertainment-arts/books/story/2019-10-25/shadowlands-anthony-mccann-oregon-standoff?_amp=true</text:p>
          </table:table-cell>
          <table:table-cell office:value-type="string" calcext:value-type="string">
            <text:p>https://www.latimes.com/entertainment-arts/books/story/2019-10-25/shadowlands-anthony-mccann-oregon-standoff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entertainment-arts/books/story/2019-10-25/shadowlands-anthony-mccann-oregon-standoff</text:p>
          </table:table-cell>
          <table:table-cell office:value-type="string" calcext:value-type="string">
            <text:p>https://www.latimes.com/archives/la-xpm-2001-jun-10-mn-8792-story.html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archives/la-xpm-2001-jun-10-mn-8792-story.html</text:p>
          </table:table-cell>
          <table:table-cell office:value-type="string" calcext:value-type="string">
            <text:p>https://www.latimes.com/entertainment-arts/books/story/2019-10-25/shadowlands-anthony-mccann-oregon-standoff?_amp=true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publicans</text:p>
          </table:table-cell>
          <table:table-cell office:value-type="string" calcext:value-type="string">
            <text:p>https://www.latimes.com/opinion/story/2019-10-23/house-republicans-storm-hearing-impeachment?_amp=true</text:p>
          </table:table-cell>
          <table:table-cell office:value-type="string" calcext:value-type="string">
            <text:p>https://www.latimes.com/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10-30/democrats-hoped-theyd-win-over-republicans-on-impeachment-but-its-not-looking-that-way-so-far?_amp=true</text:p>
          </table:table-cell>
          <table:table-cell office:value-type="string" calcext:value-type="string">
            <text:p>https://www.latimes.com/opinion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opinion/story/2019-11-08/impeachment-trump-republicans-toomey?_amp=true</text:p>
          </table:table-cell>
          <table:table-cell office:value-type="string" calcext:value-type="string">
            <text:p>https://www.latimes.com/opinion/la-letter-to-the-editor-htmlstory.html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10-04/vulnerable-senate-republicans-impeachment?_amp=true</text:p>
          </table:table-cell>
          <table:table-cell office:value-type="string" calcext:value-type="string">
            <text:p>https://www.latimes.com/opinion/story/2019-11-09/facebook-twitter-political-ads-li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california/story/2019-10-16/california-republicans-democrats-wildfires-homelessness?_amp=true</text:p>
          </table:table-cell>
          <table:table-cell office:value-type="string" calcext:value-type="string">
            <text:p>https://www.latimes.com/opinion/story/2019-11-08/berlin-wall-30th-anniversary-cold-war-donald-trump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10-23/impeachment-deposition-room-stormed-by-republicans?_amp=true</text:p>
          </table:table-cell>
          <table:table-cell office:value-type="string" calcext:value-type="string">
            <text:p>https://www.latimes.com/politics/story/2019-11-08/elizabeth-warren-used-bare-knuckle-tactics-to-take-down-an-obama-nomine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opinion/story/2019-09-17/california-republicans-trump-fundraising-president?_amp=true</text:p>
          </table:table-cell>
          <table:table-cell office:value-type="string" calcext:value-type="string">
            <text:p>https://www.latimes.com/opinion/story/2019-11-09/elizabeth-warren-trump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10-28/katie-hill-resignation-trump-obstacle-for-republicans?_amp=true</text:p>
          </table:table-cell>
          <table:table-cell office:value-type="string" calcext:value-type="string">
            <text:p>https://www.latimes.com/opinion/story/2019-11-09/sat-uc-college-admission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opinion/story/2019-11-06/trump-republicans-democrats-predictions-polling-2020?_amp=true</text:p>
          </table:table-cell>
          <table:table-cell office:value-type="string" calcext:value-type="string">
            <text:p>https://www.latimes.com/opinion/story/2019-11-09/devin-nunes-impeachment-witness-list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11-06/republicans-election-trump-candidate-loses-kentucky?_amp=true</text:p>
          </table:table-cell>
          <table:table-cell office:value-type="string" calcext:value-type="string">
            <text:p>https://www.latimes.com/opinion/story/2019-11-08/impeachment-trump-republicans-toomey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enate</text:p>
          </table:table-cell>
          <table:table-cell office:value-type="string" calcext:value-type="string">
            <text:p>https://www.latimes.com/politics/story/2019-11-07/gop-is-already-thinking-about-how-to-turn-a-senate-impeachment-trial-to-trumps-advantage?_amp=true</text:p>
          </table:table-cell>
          <table:table-cell office:value-type="string" calcext:value-type="string">
            <text:p>https://www.latimes.com/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10-30/california-donors-spend-millions-on-2020-senate-races-across-the-country?_amp=true</text:p>
          </table:table-cell>
          <table:table-cell office:value-type="string" calcext:value-type="string">
            <text:p>https://www.latimes.com/opinion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10-04/vulnerable-senate-republicans-impeachment?_amp=true</text:p>
          </table:table-cell>
          <table:table-cell office:value-type="string" calcext:value-type="string">
            <text:p>https://www.latimes.com/california/story/2019-11-09/prop-187-anniversary-commemoration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la-na-pol-kavanaugh-hearing-20180927-story.html</text:p>
          </table:table-cell>
          <table:table-cell office:value-type="string" calcext:value-type="string">
            <text:p>https://www.latimes.com/opinion/la-letter-to-the-editor-htmlstory.html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nation/la-pol-scotus-confirmation-votes-over-the-years-20181005-htmlstory.html</text:p>
          </table:table-cell>
          <table:table-cell office:value-type="string" calcext:value-type="string">
            <text:p>https://www.latimes.com/opinion/story/2019-11-09/facebook-twitter-political-ads-li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08-14/2020-senate-control-presidential-race</text:p>
          </table:table-cell>
          <table:table-cell office:value-type="string" calcext:value-type="string">
            <text:p>https://www.latimes.com/opinion/story/2019-11-08/berlin-wall-30th-anniversary-cold-war-donald-trump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08-14/john-hickenlooper-quits-presidential-race-for-senate-run</text:p>
          </table:table-cell>
          <table:table-cell office:value-type="string" calcext:value-type="string">
            <text:p>https://www.latimes.com/politics/story/2019-11-08/elizabeth-warren-used-bare-knuckle-tactics-to-take-down-an-obama-nomine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story/2019-10-30/california-donors-spend-millions-on-2020-senate-races-across-the-country</text:p>
          </table:table-cell>
          <table:table-cell office:value-type="string" calcext:value-type="string">
            <text:p>https://www.latimes.com/opinion/story/2019-11-09/elizabeth-warren-trump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politics/la-na-pol-william-barr-senate-confirm-attorney-general-20190214-story.html</text:p>
          </table:table-cell>
          <table:table-cell office:value-type="string" calcext:value-type="string">
            <text:p>https://www.latimes.com/opinion/story/2019-11-09/sat-uc-college-admission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opinion/story/2019-10-15/wmcaleen-homeland-security-trump-nielsen-senate-acting-secretary?_amp=true</text:p>
          </table:table-cell>
          <table:table-cell office:value-type="string" calcext:value-type="string">
            <text:p>https://www.latimes.com/opinion/story/2019-11-09/devin-nunes-impeachment-witness-list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ympics 2020</text:p>
          </table:table-cell>
          <table:table-cell office:value-type="string" calcext:value-type="string">
            <text:p>https://www.latimes.com/people/david-wharton?0000016a-0e43-dffa-a76b-3f6bfa3f0001-p=3</text:p>
          </table:table-cell>
          <table:table-cell office:value-type="string" calcext:value-type="string">
            <text:p>https://www.latimes.com/sports/olympics/story/2019-08-15/2020-tokyo-olympics-searching-for-answers-amid-heat-wav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sports/olympics/story/2019-08-15/2020-tokyo-olympics-searching-for-answers-amid-heat-wave</text:p>
          </table:table-cell>
          <table:table-cell office:value-type="string" calcext:value-type="string">
            <text:p>https://www.latimes.com/sports/story/2019-09-23/anti-doping-authorities-find-inconsistent-data-russian-lab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sports/story/2019-09-23/anti-doping-authorities-find-inconsistent-data-russian-lab</text:p>
          </table:table-cell>
          <table:table-cell office:value-type="string" calcext:value-type="string">
            <text:p>https://www.latimes.com/people/david-wharton?0000016a-0e43-dffa-a76b-3f6bfa3f0001-p=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https://www.latimes.com/business/story/2019-11-06/uber-lock-up-period-ends-with-falling-stock-protests?_amp=true</text:p>
          </table:table-cell>
          <table:table-cell office:value-type="string" calcext:value-type="string">
            <text:p>https://www.latimes.com/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business/la-fi-lyft-stock-20190401-story.html</text:p>
          </table:table-cell>
          <table:table-cell office:value-type="string" calcext:value-type="string">
            <text:p>https://www.latimes.com/busines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business/la-fi-hy-tesla-stock-20160518-snap-story.html</text:p>
          </table:table-cell>
          <table:table-cell office:value-type="string" calcext:value-type="string">
            <text:p>https://www.latimes.com/business/real-estat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business/story/2019-11-06/uber-lock-up-period-ends-with-falling-stock-protests</text:p>
          </table:table-cell>
          <table:table-cell office:value-type="string" calcext:value-type="string">
            <text:p>https://www.latimes.com/business/story/2019-11-08/trump-china-tariff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business/story/2019-11-09/stock-managers-who-played-defense-in-2019-are-left-scrambling-to-make-up-ground?_amp=true</text:p>
          </table:table-cell>
          <table:table-cell office:value-type="string" calcext:value-type="string">
            <text:p>https://www.latimes.com/business/real-estate/story/2019-11-09/hulu-looking-for-alaska-landry-bender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business/la-fi-uber-ipo-stock-trading-price-20190510-story.html</text:p>
          </table:table-cell>
          <table:table-cell office:value-type="string" calcext:value-type="string">
            <text:p>https://www.latimes.com/business/real-estate/story/2019-11-09/hot-property-very-brady-sale-malibu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business/story/2019-09-09/at-t-stock-surges-elliott-reveals-3-2-billion-stake</text:p>
          </table:table-cell>
          <table:table-cell office:value-type="string" calcext:value-type="string">
            <text:p>https://www.latimes.com/politics/story/2019-11-08/elizabeth-warren-used-bare-knuckle-tactics-to-take-down-an-obama-nomine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business/la-fi-stock-market-status-update-20180209-story.html</text:p>
          </table:table-cell>
          <table:table-cell office:value-type="string" calcext:value-type="string">
            <text:p>https://www.latimes.com/business/story/2019-11-08/gap-ceo-was-done-in-by-fashion-missteps-and-fading-brand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business/la-fi-stock-market-correction-20180212-story.html</text:p>
          </table:table-cell>
          <table:table-cell office:value-type="string" calcext:value-type="string">
            <text:p>https://www.latimes.com/business/real-estate/story/2019-11-09/hot-property-newsletter-rifleman-leads-the-posse-on-a-little-mosey-down-memory-lan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https://www.latimes.com/business/story/2019-11-09/stock-managers-who-played-defense-in-2019-are-left-scrambling-to-make-up-ground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https://www.latimes.com/espanol/internacional/articulo/2019-11-09/monos-se-volvieron-inmunes-tras-inocularles-virus-del-ebola-con-mutacion?_amp=true</text:p>
          </table:table-cell>
          <table:table-cell office:value-type="string" calcext:value-type="string">
            <text:p>https://www.latimes.com/terms-of-servic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science/sciencenow/la-sci-science-of-zika-five-ways-20160223-htmlstory.html</text:p>
          </table:table-cell>
          <table:table-cell office:value-type="string" calcext:value-type="string">
            <text:p>https://www.latimes.com/espanol/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espanol/internacional/articulo/2019-11-09/monos-se-volvieron-inmunes-tras-inocularles-virus-del-ebola-con-mutacion</text:p>
          </table:table-cell>
          <table:table-cell office:value-type="string" calcext:value-type="string">
            <text:p>https://www.latimes.com/scienc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science/story/2019-10-21/virus-afm-illness-paralyzing-kids?_amp=true</text:p>
          </table:table-cell>
          <table:table-cell office:value-type="string" calcext:value-type="string">
            <text:p>https://www.latimes.com/espanol/internacional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science/story/2019-10-21/virus-afm-illness-paralyzing-kids</text:p>
          </table:table-cell>
          <table:table-cell office:value-type="string" calcext:value-type="string">
            <text:p>https://www.latimes.com/espanol/deportes/articulo/2019-11-09/como-ser-campeon-de-league-of-legend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socal/daily-pilot/news/tn-dpt-me-west-nile-20170707-story.html</text:p>
          </table:table-cell>
          <table:table-cell office:value-type="string" calcext:value-type="string">
            <text:p>https://www.latimes.com/business/story/2019-10-13/body-parts-harvesting-hinders-coroner-autopsi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science/sciencenow/la-sci-sn-acute-flaccid-myelitis-polio-20181017-story.html?_amp=true</text:p>
          </table:table-cell>
          <table:table-cell office:value-type="string" calcext:value-type="string">
            <text:p>https://www.latimes.com/espanol/mexico/articulo/2019-11-09/crean-en-mexico-plataforma-para-medir-impacto-ambiental-de-basura-electronica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local/lanow/la-me-ln-virulent-newcastle-disease-outbreak-in-southern-california-20190607-story.html</text:p>
          </table:table-cell>
          <table:table-cell office:value-type="string" calcext:value-type="string">
            <text:p>https://www.latimes.com/espanol/internacional/articulo/2019-11-09/el-nuevo-mitsubishi-mirage-pudiera-arribar-a-mediados-del-proximo-ano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world-nation/story/2019-09-04/anti-vaxxers-helping-polio-comeback-pakistan?_amp=true</text:p>
          </table:table-cell>
          <table:table-cell office:value-type="string" calcext:value-type="string">
            <text:p>https://www.latimes.com/espanol/internacional/articulo/2019-11-09/monos-se-volvieron-inmunes-tras-inocularles-virus-del-ebola-con-mutacion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ttps://www.latimes.com/local/obituaries/la-me-deborah-asnis-20150921-story.html</text:p>
          </table:table-cell>
          <table:table-cell office:value-type="string" calcext:value-type="string">
            <text:p>https://www.latimes.com/espanol/internacional/articulo/2019-11-09/una-tortuga-tecnologica-para-detectar-microplasticos-en-los-oceanos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8" meta:object-count="0"/>
    <meta:generator>LibreOffice/6.0.7.3$Linux_X86_64 LibreOffice_project/00m0$Build-3</meta:generator>
  </office:meta>
</office:document-meta>
</file>